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office:value-type="string" table:style-name="ce9">
            <text:p>Заголовок таблицы на каждой странице</text:p>
          </table:table-cell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п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6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6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6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6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6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style-name="ce1"/>
          <table:table-cell office:value-type="string" table:style-name="ce1">
            <text:p>Не удается воспроизвести</text:p>
          </table:table-cell>
          <table:table-cell table:number-columns-repeated="16380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6">
            <text:p>Проверить перформанс на планах в ОЗ на больших конфигурациях (протостить без отрисовки устройств)</text:p>
          </table:table-cell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3-01-29T20:48:54Z</dc:date>
    <meta:editing-cycles>1</meta:editing-cycles>
    <meta:editing-duration>PT53S</meta:editing-duration>
  </office:meta>
</office:document-meta>
</file>